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99.1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modul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836" calcext:value-type="float">
            <text:p>2293836</text:p>
          </table:table-cell>
          <table:table-cell/>
          <table:table-cell table:formula="of:=[.D2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L8,L9,L7,L6,L2,L1,L3</text:p>
          </table:table-cell>
          <table:table-cell office:value-type="string" calcext:value-type="string">
            <text:p>L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rite</text:p>
          </table:table-cell>
          <table:table-cell table:style-name="ce2" office:value-type="string" calcext:value-type="string">
            <text:p><text:a xlink:href="http://nl.farnell.com/murata/blm21pg221sn1d/ferrite-bead-0805-0-045ohm-2a/dp/1515661" xlink:type="simple">1515661</text:a></text:p>
          </table:table-cell>
          <table:table-cell/>
          <table:table-cell table:formula="of:=[.D3]*[.$H$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144_20x2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4330FBD144</text:p>
          </table:table-cell>
          <table:table-cell office:value-type="float" office:value="2094316" calcext:value-type="float">
            <text:p>2094316</text:p>
          </table:table-cell>
          <table:table-cell/>
          <table:table-cell table:formula="of:=[.D4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C39,C11,C19,C12,C2,C1,C3,C4,C6,C7,C8,C9,C5,C21,C40</text:p>
          </table:table-cell>
          <table:table-cell office:value-type="string" calcext:value-type="string">
            <text:p>C_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 table:style-name="ce3" office:value-type="float" office:value="2522597" calcext:value-type="float">
            <text:p>2522597</text:p>
          </table:table-cell>
          <table:table-cell/>
          <table:table-cell table:formula="of:=[.D5]*[.$H$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2,J16,J9,J6,J10,J3,J2,J7,J5,J13,J15,J4</text:p>
          </table:table-cell>
          <table:table-cell office:value-type="string" calcext:value-type="string">
            <text:p>modularctl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###</text:p>
          </table:table-cell>
          <table:table-cell/>
          <table:table-cell table:formula="of:=[.D6]*[.$H$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8,R99,R98,R39,R96,R97,R21,R18,R6,R52,R22,R20,R3,R36,R37,R53,R54,R55,R8,R10,R13,R15,R68,R69,R80,R81,R109,R24</text:p>
          </table:table-cell>
          <table:table-cell office:value-type="string" calcext:value-type="string">
            <text:p>R_06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k</text:p>
          </table:table-cell>
          <table:table-cell office:value-type="float" office:value="2446547" calcext:value-type="float">
            <text:p>2446547</text:p>
          </table:table-cell>
          <table:table-cell/>
          <table:table-cell table:formula="of:=[.D7]*[.$H$1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9,J17,J18,J20</text:p>
          </table:table-cell>
          <table:table-cell office:value-type="string" calcext:value-type="string">
            <text:p>Pin_Header_Straight_1x01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###</text:p>
          </table:table-cell>
          <table:table-cell/>
          <table:table-cell table:formula="of:=[.D8]*[.$H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2,U15</text:p>
          </table:table-cell>
          <table:table-cell office:value-type="string" calcext:value-type="string">
            <text:p>SOT-223-3Lead_TabPi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1117S33TR_SOT223</text:p>
          </table:table-cell>
          <table:table-cell table:style-name="ce4" office:value-type="string" calcext:value-type="string">
            <text:p><text:a xlink:href="http://nl.farnell.com/webapp/wcs/stores/servlet/ProductDisplay?catalogId=10001&amp;langId=31&amp;urlRequestType=Base&amp;partNumber=1202826&amp;storeId=10168" xlink:type="simple">1202826</text:a></text:p>
          </table:table-cell>
          <table:table-cell/>
          <table:table-cell table:formula="of:=[.D9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8,C27,C28,C31,C32,C22,C57,C63</text:p>
          </table:table-cell>
          <table:table-cell office:value-type="string" calcext:value-type="string">
            <text:p>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F</text:p>
          </table:table-cell>
          <table:table-cell table:style-name="ce3" office:value-type="float" office:value="2497048" calcext:value-type="float">
            <text:p>2497048</text:p>
          </table:table-cell>
          <table:table-cell/>
          <table:table-cell table:formula="of:=[.D10]*[.$H$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17,TP28,TP29,TP13,TP24,TP15,TP3,TP6,TP5,TP16,TP4,TP2,TP9,TP21,TP20,TP14,TP12,TP11,TP10,TP8,TP7,TP1,TP18,TP19,TP25,TP22,TP23,TP26,TP27,TP30,TP31,TP32,TP33,TP34,TP35,TP36,TP37,TP38,TP39,TP40,TP41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##</text:p>
          </table:table-cell>
          <table:table-cell/>
          <table:table-cell table:formula="of:=[.D11]*[.$H$1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1,U5,U6,U7,U8,U9,U10,U12,U16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L972</text:p>
          </table:table-cell>
          <table:table-cell table:style-name="ce3" office:value-type="float" office:value="1755226" calcext:value-type="float">
            <text:p>1755226</text:p>
          </table:table-cell>
          <table:table-cell/>
          <table:table-cell table:formula="of:=[.D12]*[.$H$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6,R57,R58,R59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table:style-name="ce3" office:value-type="float" office:value="2073475" calcext:value-type="float">
            <text:p>2073475</text:p>
          </table:table-cell>
          <table:table-cell/>
          <table:table-cell table:formula="of:=[.D13]*[.$H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94,R92,R32,R34,R88,R90,R50,R48,R66,R64,R62,R60,R30,R28,R76,R78</text:p>
          </table:table-cell>
          <table:table-cell office:value-type="string" calcext:value-type="string">
            <text:p>R_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k49</text:p>
          </table:table-cell>
          <table:table-cell table:style-name="ce4" office:value-type="string" calcext:value-type="string">
            <text:p><text:a xlink:href="http://nl.farnell.com/multicomp/mc0063w060312k49/res-thick-film-2k49-1-0-063w-0603/dp/1170826" xlink:type="simple">1170826</text:a></text:p>
          </table:table-cell>
          <table:table-cell/>
          <table:table-cell table:formula="of:=[.D14]*[.$H$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03,R102,R42,R43,R100,R101,R40,R41,R70,R71,R72,R73,R74,R75,R82,R83,R49</text:p>
          </table:table-cell>
          <table:table-cell office:value-type="string" calcext:value-type="string">
            <text:p>R_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k3</text:p>
          </table:table-cell>
          <table:table-cell table:style-name="ce3" office:value-type="float" office:value="2447359" calcext:value-type="float">
            <text:p>2447359</text:p>
          </table:table-cell>
          <table:table-cell/>
          <table:table-cell table:formula="of:=[.D15]*[.$H$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7,R106,R47,R46,R104,R105,R45,R44,R84,R85,R86,R87</text:p>
          </table:table-cell>
          <table:table-cell office:value-type="string" calcext:value-type="string">
            <text:p>R_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r</text:p>
          </table:table-cell>
          <table:table-cell table:style-name="ce4" office:value-type="float" office:value="2447227" calcext:value-type="float">
            <text:p>2447227</text:p>
          </table:table-cell>
          <table:table-cell/>
          <table:table-cell table:formula="of:=[.D16]*[.$H$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.P.</text:p>
          </table:table-cell>
          <table:table-cell office:value-type="string" calcext:value-type="string">
            <text:p>###</text:p>
          </table:table-cell>
          <table:table-cell/>
          <table:table-cell table:formula="of:=[.D17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49,C50,C41,C42,C43,C44,C51,C52</text:p>
          </table:table-cell>
          <table:table-cell office:value-type="string" calcext:value-type="string">
            <text:p>C_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7nF</text:p>
          </table:table-cell>
          <table:table-cell table:style-name="ce4" office:value-type="float" office:value="1759098" calcext:value-type="float">
            <text:p>1759098</text:p>
          </table:table-cell>
          <table:table-cell/>
          <table:table-cell table:formula="of:=[.D18]*[.$H$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DIP_x6_W6.15mm_Slide_Omron_A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6</text:p>
          </table:table-cell>
          <table:table-cell table:style-name="ce3" office:value-type="float" office:value="8774277" calcext:value-type="float">
            <text:p>8774277</text:p>
          </table:table-cell>
          <table:table-cell/>
          <table:table-cell table:formula="of:=[.D19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1,J8</text:p>
          </table:table-cell>
          <table:table-cell office:value-type="string" calcext:value-type="string">
            <text:p>IDC_Header_Straight_12p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###</text:p>
          </table:table-cell>
          <table:table-cell/>
          <table:table-cell table:formula="of:=[.D20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5,R23,R19,R4,R5,R2,R1</text:p>
          </table:table-cell>
          <table:table-cell office:value-type="string" calcext:value-type="string">
            <text:p>R_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k</text:p>
          </table:table-cell>
          <table:table-cell table:style-name="ce3" office:value-type="float" office:value="9331875" calcext:value-type="float">
            <text:p>9331875</text:p>
          </table:table-cell>
          <table:table-cell/>
          <table:table-cell table:formula="of:=[.D21]*[.$H$1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-8_5.3x6.2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161-E</text:p>
          </table:table-cell>
          <table:table-cell office:value-type="string" calcext:value-type="string">
            <text:p>###</text:p>
          </table:table-cell>
          <table:table-cell/>
          <table:table-cell table:formula="of:=[.D22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###</text:p>
          </table:table-cell>
          <table:table-cell/>
          <table:table-cell table:formula="of:=[.D23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3,D4,D5</text:p>
          </table:table-cell>
          <table:table-cell office:value-type="string" calcext:value-type="string">
            <text:p>LED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x / x / x</text:p>
          </table:table-cell>
          <table:table-cell/>
          <table:table-cell table:formula="of:=[.D24]*[.$H$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 UART</text:p>
          </table:table-cell>
          <table:table-cell office:value-type="string" calcext:value-type="string">
            <text:p>###</text:p>
          </table:table-cell>
          <table:table-cell/>
          <table:table-cell table:formula="of:=[.D25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LFCS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M2604</text:p>
          </table:table-cell>
          <table:table-cell table:style-name="ce4" office:value-type="float" office:value="2457480" calcext:value-type="float">
            <text:p>2457480</text:p>
          </table:table-cell>
          <table:table-cell/>
          <table:table-cell table:formula="of:=[.D26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34,C36,C35,C33,C30,C29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table:style-name="ce3" office:value-type="float" office:value="2522597" calcext:value-type="float">
            <text:p>2522597</text:p>
          </table:table-cell>
          <table:table-cell/>
          <table:table-cell table:formula="of:=[.D27]*[.$H$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8,C3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style-name="ce4" office:value-type="float" office:value="2496930" calcext:value-type="float">
            <text:p>2496930</text:p>
          </table:table-cell>
          <table:table-cell/>
          <table:table-cell table:formula="of:=[.D28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2,Y3</text:p>
          </table:table-cell>
          <table:table-cell office:value-type="string" calcext:value-type="string">
            <text:p>Crystal_SMD_Abracon_ABM3B-4pin_5.0x3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_GND24</text:p>
          </table:table-cell>
          <table:table-cell table:style-name="ce3" office:value-type="float" office:value="1611810" calcext:value-type="float">
            <text:p>1611810</text:p>
          </table:table-cell>
          <table:table-cell/>
          <table:table-cell table:formula="of:=[.D29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Abracon_ABM3B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table:style-name="ce3" office:value-type="float" office:value="1611810" calcext:value-type="float">
            <text:p>1611810</text:p>
          </table:table-cell>
          <table:table-cell/>
          <table:table-cell table:formula="of:=[.D30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6,C25,C23,C24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 table:style-name="ce4" office:value-type="string" calcext:value-type="string">
            <text:p><text:a xlink:href="http://nl.farnell.com/multicomp/mc0603n220j500ct/cap-mlcc-c0g-np0-22pf-50v-0603/dp/1759057" xlink:type="simple">1759057</text:a></text:p>
          </table:table-cell>
          <table:table-cell/>
          <table:table-cell table:formula="of:=[.D31]*[.$H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table:style-name="ce3" office:value-type="float" office:value="9238379" calcext:value-type="float">
            <text:p>9238379</text:p>
          </table:table-cell>
          <table:table-cell/>
          <table:table-cell table:formula="of:=[.D32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27,R2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</text:p>
          </table:table-cell>
          <table:table-cell table:style-name="ce3" office:value-type="float" office:value="2447256" calcext:value-type="float">
            <text:p>2447256</text:p>
          </table:table-cell>
          <table:table-cell/>
          <table:table-cell table:formula="of:=[.D33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7,C1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table:style-name="ce3" office:value-type="float" office:value="2496890" calcext:value-type="float">
            <text:p>2496890</text:p>
          </table:table-cell>
          <table:table-cell/>
          <table:table-cell table:formula="of:=[.D34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4,C15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style-name="ce3" office:value-type="float" office:value="2522596" calcext:value-type="float">
            <text:p>2522596</text:p>
          </table:table-cell>
          <table:table-cell/>
          <table:table-cell table:formula="of:=[.D35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gebruik 1nF</text:p>
          </table:table-cell>
          <table:table-cell/>
          <table:table-cell table:formula="of:=[.D36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style-name="ce3" office:value-type="float" office:value="2708389" calcext:value-type="float">
            <text:p>2708389</text:p>
          </table:table-cell>
          <table:table-cell/>
          <table:table-cell table:formula="of:=[.D37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7,R11,R14,R16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####</text:p>
          </table:table-cell>
          <table:table-cell/>
          <table:table-cell table:formula="of:=[.D38]*[.$H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use 10k</text:p>
          </table:table-cell>
          <table:table-cell/>
          <table:table-cell table:formula="of:=[.D39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1</text:p>
          </table:table-cell>
          <table:table-cell table:style-name="ce3" office:value-type="float" office:value="1106059" calcext:value-type="float">
            <text:p>1106059</text:p>
          </table:table-cell>
          <table:table-cell/>
          <table:table-cell table:formula="of:=[.D40]*[.$H$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_SPST_EVQP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####</text:p>
          </table:table-cell>
          <table:table-cell/>
          <table:table-cell table:formula="of:=[.D41]*[.$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9,C60,C61,C62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.P.</text:p>
          </table:table-cell>
          <table:table-cell office:value-type="string" calcext:value-type="string">
            <text:p>####</text:p>
          </table:table-cell>
          <table:table-cell/>
          <table:table-cell table:formula="of:=[.D42]*[.$H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table:style-name="ce3" office:value-type="float" office:value="2447405" calcext:value-type="float">
            <text:p>2447405</text:p>
          </table:table-cell>
          <table:table-cell/>
          <table:table-cell table:formula="of:=[.D43]*[.$H$1]" office:value-type="float" office:value="5" calcext:value-type="float">
            <text:p>5</text:p>
          </table:table-cell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18:45:33.434127273</dc:date>
    <meta:editing-duration>PT49M32S</meta:editing-duration>
    <meta:editing-cycles>2</meta:editing-cycles>
    <meta:generator>LibreOffice/5.4.0.3$Linux_X86_64 LibreOffice_project/40m0$Build-3</meta:generator>
    <meta:document-statistic meta:table-count="1" meta:cell-count="301" meta:object-count="0"/>
  </office:meta>
</office:document-meta>
</file>